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cm" svg:height="1.045cm" svg:x="1.592cm" svg:y="7.512cm">
          <text:p text:style-name="P1"><text:span text:style-name="T1">Instruction Coun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cm" svg:height="1.045cm" svg:x="9.092cm" svg:y="7.513cm">
          <text:p text:style-name="P1"><text:span text:style-name="T1">Real Clock Coun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24cm" svg:height="2.342cm" svg:x="7.276cm" svg:y="2.542cm">
          <text:p text:style-name="P1"><text:span text:style-name="T1">Performance</text:span></text:p>
          <text:p text:style-name="P1"><text:span text:style-name="T1">Monitoring</text:span></text:p>
          <text:p text:style-name="P1"><text:span text:style-name="T1">Unit Driv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57cm" svg:y1="5.935cm" svg:x2="13.005cm" svg:y2="5.935cm">
          <text:p/>
        </draw:line>
        <draw:line draw:style-name="gr2" draw:text-style-name="P1" draw:layer="layout" svg:x1="4.871cm" svg:y1="6.335cm" svg:x2="14.306cm" svg:y2="6.335cm">
          <text:p/>
        </draw:line>
        <draw:line draw:style-name="gr3" draw:text-style-name="P1" draw:layer="layout" svg:x1="14.278cm" svg:y1="6.321cm" svg:x2="14.293cm" svg:y2="7.435cm">
          <text:p/>
        </draw:line>
        <draw:line draw:style-name="gr3" draw:text-style-name="P1" draw:layer="layout" svg:x1="4.898cm" svg:y1="6.389cm" svg:x2="4.894cm" svg:y2="7.435cm">
          <text:p/>
        </draw:line>
        <draw:frame draw:style-name="gr4" draw:text-style-name="P3" draw:layer="layout" svg:width="1.523cm" svg:height="0.645cm" svg:x="6.844cm" svg:y="5.275cm">
          <draw:text-box>
            <text:p text:style-name="P3"><text:span text:style-name="T2">Read</text:span></text:p>
          </draw:text-box>
        </draw:frame>
        <draw:line draw:style-name="gr2" draw:text-style-name="P1" draw:layer="layout" svg:x1="3.538cm" svg:y1="5.98cm" svg:x2="3.538cm" svg:y2="7.503cm">
          <text:p/>
        </draw:line>
        <draw:line draw:style-name="gr2" draw:text-style-name="P1" draw:layer="layout" svg:x1="13.038cm" svg:y1="5.981cm" svg:x2="13.038cm" svg:y2="7.504cm">
          <text:p/>
        </draw:line>
        <draw:line draw:style-name="gr3" draw:text-style-name="P1" draw:layer="layout" svg:x1="8.231cm" svg:y1="5.912cm" svg:x2="8.231cm" svg:y2="4.843cm">
          <text:p/>
        </draw:line>
        <draw:frame draw:style-name="gr4" draw:text-style-name="P3" draw:layer="layout" svg:width="1.523cm" svg:height="0.645cm" svg:x="10.045cm" svg:y="6.276cm">
          <draw:text-box>
            <text:p text:style-name="P3"><text:span text:style-name="T2">Clear</text:span></text:p>
          </draw:text-box>
        </draw:frame>
        <draw:line draw:style-name="gr2" draw:text-style-name="P1" draw:layer="layout" svg:x1="10.482cm" svg:y1="4.934cm" svg:x2="10.482cm" svg:y2="6.344cm">
          <text:p/>
        </draw:line>
        <draw:line draw:style-name="gr3" draw:text-style-name="P1" draw:layer="layout" svg:x1="9.004cm" svg:y1="2.502cm" svg:x2="9.004cm" svg:y2="1.365cm">
          <text:p/>
        </draw:line>
        <draw:frame draw:style-name="gr4" draw:text-style-name="P3" draw:layer="layout" svg:width="1.523cm" svg:height="0.645cm" svg:x="8.946cm" svg:y="1.777cm">
          <draw:text-box>
            <text:p text:style-name="P3"><text:span text:style-name="T2">I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4T15:26:48</meta:creation-date>
    <dc:date>2009-04-14T15:37:07</dc:date>
    <meta:editing-duration>PT00H10M21S</meta:editing-duration>
    <meta:editing-cycles>2</meta:editing-cycles>
    <meta:generator>OpenOffice.org/3.0$Unix OpenOffice.org_project/300m15$Build-9379</meta:gener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